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ae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8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0008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" style:family="text">
      <style:text-properties fo:color="#333333" style:text-position="0% 100%" fo:font-family="Arial" style:font-family-generic="swiss" style:font-pitch="variable" fo:font-size="14pt" fo:language="es" fo:country="E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3" style:family="text">
      <style:text-properties fo:color="#333333" style:text-position="0% 100%" fo:font-family="Arial" style:font-family-generic="swiss" style:font-pitch="variable" fo:font-size="12pt" fo:language="es" fo:country="ES" style:font-family-asian="'Arial Unicode MS'" style:font-pitch-asian="variable" style:font-size-asian="12pt" style:font-family-complex="'Arial Unicode MS'" style:font-pitch-complex="variable" style:font-size-complex="1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001cm" svg:height="1.001cm" svg:x="4.98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01cm" svg:height="1.001cm" svg:x="1.988cm" svg:y="1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6cm" svg:height="1.001cm" svg:x="2.985cm" svg:y="17.166cm">
          <text:list text:style-name="L1">
            <text:list-header>
              <text:p text:style-name="P2"><text:span text:style-name="T1">Q5SIF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999cm" svg:height="0.807cm" svg:x="12.488cm" svg:y="17.36cm">
          <text:list text:style-name="L1">
            <text:list-header>
              <text:p text:style-name="P2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cm" svg:height="0.807cm" svg:x="6.486cm" svg:y="15.499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3.501cm" svg:height="1.001cm" svg:x="20.985cm" svg:y="1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6cm" svg:height="0.807cm" svg:x="21.986cm" svg:y="17.36cm">
          <text:list text:style-name="L1">
            <text:list-header>
              <text:p text:style-name="P2"><text:span text:style-name="T1">Signal trans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cm" svg:height="0.807cm" svg:x="15.984cm" svg:y="15.499cm">
          <text:list text:style-name="L1">
            <text:list-header>
              <text:p text:style-name="P2"><text:span text:style-name="T2">part_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5.485cm" svg:y1="16.5cm" svg:x2="11.487cm" svg:y2="16.505cm">
          <text:p/>
        </draw:line>
        <draw:line draw:style-name="gr6" draw:text-style-name="P3" draw:layer="layout" svg:x1="14.988cm" svg:y1="16.5cm" svg:x2="20.99cm" svg:y2="16.505cm">
          <text:p/>
        </draw:line>
        <draw:custom-shape draw:style-name="gr3" draw:text-style-name="P1" draw:layer="layout" svg:width="2.16cm" svg:height="1.001cm" svg:x="2.985cm" svg:y="17.999cm">
          <text:list text:style-name="L1">
            <text:list-header>
              <text:p text:style-name="P2"><text:span text:style-name="T3">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496cm" svg:height="1.001cm" svg:x="12.488cm" svg:y="17.999cm">
          <text:list text:style-name="L1">
            <text:list-header>
              <text:p text:style-name="P2"><text:span text:style-name="T3">Subject /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161cm" svg:height="1.001cm" svg:x="21.986cm" svg:y="17.999cm">
          <text:list text:style-name="L1">
            <text:list-header>
              <text:p text:style-name="P2"><text:span text:style-name="T3">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161cm" svg:height="1.001cm" svg:x="7.324cm" svg:y="16.5cm">
          <text:list text:style-name="L1">
            <text:list-header>
              <text:p text:style-name="P2"><text:span text:style-name="T3">Pred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161cm" svg:height="1.001cm" svg:x="16.487cm" svg:y="16.5cm">
          <text:list text:style-name="L1">
            <text:list-header>
              <text:p text:style-name="P2"><text:span text:style-name="T3">Pred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501cm" svg:height="1.001cm" svg:x="11.487cm" svg:y="1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2T16:22:50</meta:creation-date>
    <dc:date>2013-02-12T16:39:10</dc:date>
    <dc:creator>Mikel Aranguren</dc:creator>
    <meta:editing-duration>PT1M10S</meta:editing-duration>
    <meta:editing-cycles>1</meta:editing-cycles>
    <meta:document-statistic meta:object-count="39"/>
    <meta:generator>LibreOffice/3.5$Linux_X86_64 LibreOffice_project/350m1$Build-2</meta:generator>
  </office:meta>
</office:document-meta>
</file>